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1.8256in"/>
    </style:style>
    <style:style style:name="co4" style:family="table-column">
      <style:table-column-properties fo:break-before="auto" style:column-width="1.7402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5575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429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2791in"/>
    </style:style>
    <style:style style:name="co11" style:family="table-column">
      <style:table-column-properties fo:break-before="auto" style:column-width="1.5146in"/>
    </style:style>
    <style:style style:name="co12" style:family="table-column">
      <style:table-column-properties fo:break-before="auto" style:column-width="1.5791in"/>
    </style:style>
    <style:style style:name="co13" style:family="table-column">
      <style:table-column-properties fo:break-before="auto" style:column-width="1.4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99ccff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ccccff"/>
    </style:style>
    <style:style style:name="ce9" style:family="table-cell" style:parent-style-name="Default">
      <style:table-cell-properties fo:background-color="#ffff66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00cc33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ccccff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cc00"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1154in" svg:height="5.2287in" svg:x="0.0303in" svg:y="2.9488in">
            <draw:object draw:notify-on-update-of-ranges="Sheet1.B1:Sheet1.I1 Sheet1.A15:Sheet1.A15 Sheet1.B15:Sheet1.I15 Sheet1.A16:Sheet1.A16 Sheet1.B16:Sheet1.I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8.876in" svg:height="3.315in" svg:x="13.2118in" svg:y="3.9528in">
            <draw:object draw:notify-on-update-of-ranges="Sheet1.A15:Sheet1.A16 Sheet1.B15:Sheet1.B16 Sheet1.C15:Sheet1.C16 Sheet1.D15:Sheet1.D16 Sheet1.E15:Sheet1.E16 Sheet1.F15:Sheet1.F16 Sheet1.G15:Sheet1.G16 Sheet1.H15:Sheet1.H16 Sheet1.I15:Sheet1.I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6.4654in" svg:height="3.3154in" svg:x="7.7067in" svg:y="8.2193in">
            <draw:object draw:notify-on-update-of-ranges="Sheet1.D1:Sheet1.H1 Sheet1.A15:Sheet1.A15 Sheet1.D15:Sheet1.H15 Sheet1.A16:Sheet1.A16 Sheet1.D16:Sheet1.H1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5" table:default-cell-style-name="Default"/>
        <table:table-row table:style-name="ro1">
          <table:table-cell office:value-type="string" calcext:value-type="string">
            <text:p>Title (Size of File)</text:p>
          </table:table-cell>
          <table:table-cell table:style-name="ce1" office:value-type="string" calcext:value-type="string">
            <text:p>Tom Sawyer (412K)</text:p>
          </table:table-cell>
          <table:table-cell table:style-name="ce1" office:value-type="string" calcext:value-type="string">
            <text:p>Huckleberry Finn (592.4K)</text:p>
          </table:table-cell>
          <table:table-cell table:style-name="ce1" office:value-type="string" calcext:value-type="string">
            <text:p>Pride &amp; Prejudice (687K)</text:p>
          </table:table-cell>
          <table:table-cell table:style-name="ce1" office:value-type="string" calcext:value-type="string">
            <text:p>Moby Dick (1.2M)</text:p>
          </table:table-cell>
          <table:table-cell table:style-name="ce1" office:value-type="string" calcext:value-type="string">
            <text:p>War &amp; Peace (3.2M)</text:p>
          </table:table-cell>
          <table:table-cell table:style-name="ce1" office:value-type="string" calcext:value-type="string">
            <text:p>Les Miserables (3.3M)</text:p>
          </table:table-cell>
          <table:table-cell table:style-name="ce1" office:value-type="string" calcext:value-type="string">
            <text:p>3x War &amp; Peace (9.9M)</text:p>
          </table:table-cell>
          <table:table-cell table:style-name="ce4" office:value-type="string" calcext:value-type="string">
            <text:p>9x Dictionary (250M)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Upload Times(500)</text:p>
          </table:table-cell>
          <table:table-cell office:value-type="float" office:value="6.96192908287" calcext:value-type="float">
            <text:p>6.9619290829</text:p>
          </table:table-cell>
          <table:table-cell office:value-type="float" office:value="7.62203001976" calcext:value-type="float">
            <text:p>7.6220300198</text:p>
          </table:table-cell>
          <table:table-cell office:value-type="float" office:value="0.00869297981262" calcext:value-type="float">
            <text:p>0.0086929798</text:p>
          </table:table-cell>
          <table:table-cell office:value-type="float" office:value="0.0126838684082" calcext:value-type="float">
            <text:p>0.0126838684</text:p>
          </table:table-cell>
          <table:table-cell office:value-type="float" office:value="0.0354549884796" calcext:value-type="float">
            <text:p>0.0354549885</text:p>
          </table:table-cell>
          <table:table-cell office:value-type="float" office:value="0.0454361438751" calcext:value-type="float">
            <text:p>0.0454361439</text:p>
          </table:table-cell>
          <table:table-cell office:value-type="float" office:value="0.125272035599" calcext:value-type="float">
            <text:p>0.1252720356</text:p>
          </table:table-cell>
          <table:table-cell office:value-type="float" office:value="2.3330450058" calcext:value-type="float">
            <text:p>2.333045005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.04008197784" calcext:value-type="float">
            <text:p>7.0400819778</text:p>
          </table:table-cell>
          <table:table-cell office:value-type="float" office:value="7.61003994942" calcext:value-type="float">
            <text:p>7.6100399494</text:p>
          </table:table-cell>
          <table:table-cell office:value-type="float" office:value="0.00861811637878" calcext:value-type="float">
            <text:p>0.0086181164</text:p>
          </table:table-cell>
          <table:table-cell office:value-type="float" office:value="0.0170228481293" calcext:value-type="float">
            <text:p>0.0170228481</text:p>
          </table:table-cell>
          <table:table-cell office:value-type="float" office:value="0.0365090370178" calcext:value-type="float">
            <text:p>0.036509037</text:p>
          </table:table-cell>
          <table:table-cell office:value-type="float" office:value="0.044182062149" calcext:value-type="float">
            <text:p>0.0441820621</text:p>
          </table:table-cell>
          <table:table-cell office:value-type="float" office:value="0.144238948822" calcext:value-type="float">
            <text:p>0.1442389488</text:p>
          </table:table-cell>
          <table:table-cell office:value-type="float" office:value="2.34000897408" calcext:value-type="float">
            <text:p>2.340008974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.08713412285" calcext:value-type="float">
            <text:p>7.0871341229</text:p>
          </table:table-cell>
          <table:table-cell office:value-type="float" office:value="7.57300782204" calcext:value-type="float">
            <text:p>7.573007822</text:p>
          </table:table-cell>
          <table:table-cell office:value-type="float" office:value="0.00898909568787" calcext:value-type="float">
            <text:p>0.0089890957</text:p>
          </table:table-cell>
          <table:table-cell office:value-type="float" office:value="0.0145268440247" calcext:value-type="float">
            <text:p>0.014526844</text:p>
          </table:table-cell>
          <table:table-cell office:value-type="float" office:value="0.0350511074066" calcext:value-type="float">
            <text:p>0.0350511074</text:p>
          </table:table-cell>
          <table:table-cell office:value-type="float" office:value="0.0492959022522" calcext:value-type="float">
            <text:p>0.0492959023</text:p>
          </table:table-cell>
          <table:table-cell office:value-type="float" office:value="0.133177995682" calcext:value-type="float">
            <text:p>0.1331779957</text:p>
          </table:table-cell>
          <table:table-cell office:value-type="float" office:value="2.24355602264" calcext:value-type="float">
            <text:p>2.243556022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.05787611008" calcext:value-type="float">
            <text:p>7.0578761101</text:p>
          </table:table-cell>
          <table:table-cell office:value-type="float" office:value="7.52398920059" calcext:value-type="float">
            <text:p>7.5239892006</text:p>
          </table:table-cell>
          <table:table-cell office:value-type="float" office:value="0.00976490974426" calcext:value-type="float">
            <text:p>0.0097649097</text:p>
          </table:table-cell>
          <table:table-cell office:value-type="float" office:value="0.0153651237488" calcext:value-type="float">
            <text:p>0.0153651237</text:p>
          </table:table-cell>
          <table:table-cell office:value-type="float" office:value="0.0300958156586" calcext:value-type="float">
            <text:p>0.0300958157</text:p>
          </table:table-cell>
          <table:table-cell office:value-type="float" office:value="0.03963804245" calcext:value-type="float">
            <text:p>0.0396380425</text:p>
          </table:table-cell>
          <table:table-cell office:value-type="float" office:value="0.137969970703" calcext:value-type="float">
            <text:p>0.1379699707</text:p>
          </table:table-cell>
          <table:table-cell office:value-type="float" office:value="2.30900216103" calcext:value-type="float">
            <text:p>2.3090021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.80352091789" calcext:value-type="float">
            <text:p>6.8035209179</text:p>
          </table:table-cell>
          <table:table-cell office:value-type="float" office:value="7.86183595657" calcext:value-type="float">
            <text:p>7.8618359566</text:p>
          </table:table-cell>
          <table:table-cell office:value-type="float" office:value="0.0112700462341" calcext:value-type="float">
            <text:p>0.0112700462</text:p>
          </table:table-cell>
          <table:table-cell office:value-type="float" office:value="0.0161170959473" calcext:value-type="float">
            <text:p>0.0161170959</text:p>
          </table:table-cell>
          <table:table-cell office:value-type="float" office:value="0.0387029647827" calcext:value-type="float">
            <text:p>0.0387029648</text:p>
          </table:table-cell>
          <table:table-cell office:value-type="float" office:value="0.0321600437164" calcext:value-type="float">
            <text:p>0.0321600437</text:p>
          </table:table-cell>
          <table:table-cell office:value-type="float" office:value="0.092432975769" calcext:value-type="float">
            <text:p>0.0924329758</text:p>
          </table:table-cell>
          <table:table-cell office:value-type="float" office:value="2.29504990578" calcext:value-type="float">
            <text:p>2.29504990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y Encode Type</text:p>
          </table:table-cell>
          <table:table-cell table:number-columns-repeated="2" office:value-type="string" calcext:value-type="string">
            <text:p>ascii</text:p>
          </table:table-cell>
          <table:table-cell table:number-columns-repeated="2" office:value-type="string" calcext:value-type="string">
            <text:p>UTF-8-SIG</text:p>
          </table:table-cell>
          <table:table-cell office:value-type="string" calcext:value-type="string">
            <text:p>ascii</text:p>
          </table:table-cell>
          <table:table-cell table:number-columns-repeated="3" office:value-type="string" calcext:value-type="string">
            <text:p>UTF-8-SI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cept Encode Type</text:p>
          </table:table-cell>
          <table:table-cell table:number-columns-repeated="2" office:value-type="string" calcext:value-type="string">
            <text:p>ISO-8859-2</text:p>
          </table:table-cell>
          <table:table-cell table:number-columns-repeated="6" office:value-type="string" calcext:value-type="string">
            <text:p>N/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pload Times(5000)</text:p>
          </table:table-cell>
          <table:table-cell office:value-type="float" office:value="0.184844970703" calcext:value-type="float">
            <text:p>0.1848449707</text:p>
          </table:table-cell>
          <table:table-cell office:value-type="float" office:value="0.182937145233" calcext:value-type="float">
            <text:p>0.1829371452</text:p>
          </table:table-cell>
          <table:table-cell office:value-type="float" office:value="0.0134680271149" calcext:value-type="float">
            <text:p>0.0134680271</text:p>
          </table:table-cell>
          <table:table-cell office:value-type="float" office:value="0.0172328948975" calcext:value-type="float">
            <text:p>0.0172328949</text:p>
          </table:table-cell>
          <table:table-cell office:value-type="float" office:value="0.0347490310669" calcext:value-type="float">
            <text:p>0.0347490311</text:p>
          </table:table-cell>
          <table:table-cell office:value-type="float" office:value="0.0386550426483" calcext:value-type="float">
            <text:p>0.0386550426</text:p>
          </table:table-cell>
          <table:table-cell office:value-type="float" office:value="0.0932869911194" calcext:value-type="float">
            <text:p>0.0932869911</text:p>
          </table:table-cell>
          <table:table-cell office:value-type="float" office:value="2.26050686836" calcext:value-type="float">
            <text:p>2.260506868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182904005051" calcext:value-type="float">
            <text:p>0.1829040051</text:p>
          </table:table-cell>
          <table:table-cell office:value-type="float" office:value="0.175646781921" calcext:value-type="float">
            <text:p>0.1756467819</text:p>
          </table:table-cell>
          <table:table-cell office:value-type="float" office:value="0.0131888389587" calcext:value-type="float">
            <text:p>0.013188839</text:p>
          </table:table-cell>
          <table:table-cell office:value-type="float" office:value="0.00837802886963" calcext:value-type="float">
            <text:p>0.0083780289</text:p>
          </table:table-cell>
          <table:table-cell office:value-type="float" office:value="0.0513820648193" calcext:value-type="float">
            <text:p>0.0513820648</text:p>
          </table:table-cell>
          <table:table-cell office:value-type="float" office:value="0.0462729930878" calcext:value-type="float">
            <text:p>0.0462729931</text:p>
          </table:table-cell>
          <table:table-cell office:value-type="float" office:value="0.11564207077" calcext:value-type="float">
            <text:p>0.1156420708</text:p>
          </table:table-cell>
          <table:table-cell office:value-type="float" office:value="2.35918784142" calcext:value-type="float">
            <text:p>2.359187841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169445991516" calcext:value-type="float">
            <text:p>0.1694459915</text:p>
          </table:table-cell>
          <table:table-cell office:value-type="float" office:value="0.193171024323" calcext:value-type="float">
            <text:p>0.1931710243</text:p>
          </table:table-cell>
          <table:table-cell office:value-type="float" office:value="0.00706911087036" calcext:value-type="float">
            <text:p>0.0070691109</text:p>
          </table:table-cell>
          <table:table-cell office:value-type="float" office:value="0.0177519321442" calcext:value-type="float">
            <text:p>0.0177519321</text:p>
          </table:table-cell>
          <table:table-cell office:value-type="float" office:value="0.0357677936554" calcext:value-type="float">
            <text:p>0.0357677937</text:p>
          </table:table-cell>
          <table:table-cell office:value-type="float" office:value="0.0245428085327" calcext:value-type="float">
            <text:p>0.0245428085</text:p>
          </table:table-cell>
          <table:table-cell office:value-type="float" office:value="0.134696006775" calcext:value-type="float">
            <text:p>0.1346960068</text:p>
          </table:table-cell>
          <table:table-cell office:value-type="float" office:value="2.33917498589" calcext:value-type="float">
            <text:p>2.339174985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180133104324" calcext:value-type="float">
            <text:p>0.1801331043</text:p>
          </table:table-cell>
          <table:table-cell office:value-type="float" office:value="0.158888816833" calcext:value-type="float">
            <text:p>0.1588888168</text:p>
          </table:table-cell>
          <table:table-cell office:value-type="float" office:value="0.00986194610596" calcext:value-type="float">
            <text:p>0.0098619461</text:p>
          </table:table-cell>
          <table:table-cell office:value-type="float" office:value="0.0110309123993" calcext:value-type="float">
            <text:p>0.0110309124</text:p>
          </table:table-cell>
          <table:table-cell office:value-type="float" office:value="0.0295300483704" calcext:value-type="float">
            <text:p>0.0295300484</text:p>
          </table:table-cell>
          <table:table-cell office:value-type="float" office:value="0.0341730117798" calcext:value-type="float">
            <text:p>0.0341730118</text:p>
          </table:table-cell>
          <table:table-cell office:value-type="float" office:value="0.106906890869" calcext:value-type="float">
            <text:p>0.1069068909</text:p>
          </table:table-cell>
          <table:table-cell office:value-type="float" office:value="2.31301999092" calcext:value-type="float">
            <text:p>2.313019990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165589094162" calcext:value-type="float">
            <text:p>0.1655890942</text:p>
          </table:table-cell>
          <table:table-cell office:value-type="float" office:value="0.175956010818" calcext:value-type="float">
            <text:p>0.1759560108</text:p>
          </table:table-cell>
          <table:table-cell office:value-type="float" office:value="0.0101599693298" calcext:value-type="float">
            <text:p>0.0101599693</text:p>
          </table:table-cell>
          <table:table-cell office:value-type="float" office:value="0.0118639469147" calcext:value-type="float">
            <text:p>0.0118639469</text:p>
          </table:table-cell>
          <table:table-cell office:value-type="float" office:value="0.0262680053711" calcext:value-type="float">
            <text:p>0.0262680054</text:p>
          </table:table-cell>
          <table:table-cell office:value-type="float" office:value="0.0326409339905" calcext:value-type="float">
            <text:p>0.032640934</text:p>
          </table:table-cell>
          <table:table-cell office:value-type="float" office:value="0.11313700676" calcext:value-type="float">
            <text:p>0.1131370068</text:p>
          </table:table-cell>
          <table:table-cell office:value-type="float" office:value="2.34830904007" calcext:value-type="float">
            <text:p>2.34830904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coding Type(5000)</text:p>
          </table:table-cell>
          <table:table-cell table:number-columns-repeated="2" office:value-type="string" calcext:value-type="string">
            <text:p>Windows-1252</text:p>
          </table:table-cell>
          <table:table-cell table:number-columns-repeated="2" table:style-name="ce3" office:value-type="string" calcext:value-type="string">
            <text:p>UTF-8-SIG</text:p>
          </table:table-cell>
          <table:table-cell table:style-name="ce3" office:value-type="string" calcext:value-type="string">
            <text:p>ascii</text:p>
          </table:table-cell>
          <table:table-cell table:number-columns-repeated="3" table:style-name="ce3" office:value-type="string" calcext:value-type="string">
            <text:p>UTF-8-SI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00 Char</text:p>
          </table:table-cell>
          <table:table-cell table:formula="of:=AVERAGE([.B2];[.B3];[.B4];[.B5];[.B6])" office:value-type="float" office:value="6.990108442306" calcext:value-type="float">
            <text:p>6.9901084423</text:p>
          </table:table-cell>
          <table:table-cell table:formula="of:=AVERAGE([.C2];[.C3];[.C4];[.C5];[.C6])" office:value-type="float" office:value="7.638180589676" calcext:value-type="float">
            <text:p>7.6381805897</text:p>
          </table:table-cell>
          <table:table-cell table:formula="of:=AVERAGE([.D2];[.D3];[.D4];[.D5];[.D6])" office:value-type="float" office:value="0.009467029571526" calcext:value-type="float">
            <text:p>0.0094670296</text:p>
          </table:table-cell>
          <table:table-cell table:formula="of:=AVERAGE([.E2];[.E3];[.E4];[.E5];[.E6])" office:value-type="float" office:value="0.01514315605166" calcext:value-type="float">
            <text:p>0.0151431561</text:p>
          </table:table-cell>
          <table:table-cell table:formula="of:=AVERAGE([.F2];[.F3];[.F4];[.F5];[.F6])" office:value-type="float" office:value="0.03516278266906" calcext:value-type="float">
            <text:p>0.0351627827</text:p>
          </table:table-cell>
          <table:table-cell table:formula="of:=AVERAGE([.G2];[.G3];[.G4];[.G5];[.G6])" office:value-type="float" office:value="0.04214243888854" calcext:value-type="float">
            <text:p>0.0421424389</text:p>
          </table:table-cell>
          <table:table-cell table:formula="of:=AVERAGE([.H2];[.H3];[.H4];[.H5];[.H6])" office:value-type="float" office:value="0.126618385315" calcext:value-type="float">
            <text:p>0.1266183853</text:p>
          </table:table-cell>
          <table:table-cell table:formula="of:=AVERAGE([.I2];[.I3];[.I4];[.I5];[.I6])" office:value-type="float" office:value="2.304132413866" calcext:value-type="float">
            <text:p>2.3041324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000 Char</text:p>
          </table:table-cell>
          <table:table-cell table:formula="of:=AVERAGE([.B9];[.B10];[.B11];[.B12];[.B13])" office:value-type="float" office:value="0.1765834331512" calcext:value-type="float">
            <text:p>0.1765834332</text:p>
          </table:table-cell>
          <table:table-cell table:formula="of:=AVERAGE([.C9];[.C10];[.C11];[.C12];[.C13])" office:value-type="float" office:value="0.1773199558256" calcext:value-type="float">
            <text:p>0.1773199558</text:p>
          </table:table-cell>
          <table:table-cell table:formula="of:=AVERAGE([.D9];[.D10];[.D11];[.D12];[.D13])" office:value-type="float" office:value="0.010749578475944" calcext:value-type="float">
            <text:p>0.0107495785</text:p>
          </table:table-cell>
          <table:table-cell table:formula="of:=AVERAGE([.E9];[.E10];[.E11];[.E12];[.E13])" office:value-type="float" office:value="0.013251543045066" calcext:value-type="float">
            <text:p>0.013251543</text:p>
          </table:table-cell>
          <table:table-cell table:formula="of:=AVERAGE([.F9];[.F10];[.F11];[.F12];[.F13])" office:value-type="float" office:value="0.03553938865662" calcext:value-type="float">
            <text:p>0.0355393887</text:p>
          </table:table-cell>
          <table:table-cell table:formula="of:=AVERAGE([.G9];[.G10];[.G11];[.G12];[.G13];[.G15])" office:value-type="float" office:value="0.0364045381546067" calcext:value-type="float">
            <text:p>0.0364045382</text:p>
          </table:table-cell>
          <table:table-cell table:formula="of:=AVERAGE([.H9];[.H10];[.H11];[.H12];[.H13])" office:value-type="float" office:value="0.11273379325868" calcext:value-type="float">
            <text:p>0.1127337933</text:p>
          </table:table-cell>
          <table:table-cell table:formula="of:=AVERAGE([.I9];[.I10];[.I11];[.I12];[.I13])" office:value-type="float" office:value="2.324039745332" calcext:value-type="float">
            <text:p>2.3240397453</text:p>
          </table:table-cell>
          <table:table-cell table:number-columns-repeated="1015"/>
        </table:table-row>
      </table:table>
      <table:table table:name="Sheet2" table:style-name="ta1">
        <table:table-column table:style-name="co10" table:default-cell-style-name="ce5"/>
        <table:table-column table:style-name="co11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2" table:default-cell-style-name="ce9"/>
        <table:table-column table:style-name="co6" table:default-cell-style-name="ce9"/>
        <table:table-column table:style-name="co12" table:default-cell-style-name="ce9"/>
        <table:table-column table:style-name="co13" table:number-columns-repeated="2" table:default-cell-style-name="ce9"/>
        <table:table-row table:style-name="ro1">
          <table:table-cell table:style-name="ce1" office:value-type="string" calcext:value-type="string">
            <text:p>Title (Size of File)</text:p>
          </table:table-cell>
          <table:table-cell table:style-name="ce1" office:value-type="string" calcext:value-type="string">
            <text:p>Ancrene Wisse (330K)</text:p>
          </table:table-cell>
          <table:table-cell table:style-name="ce1" office:value-type="string" calcext:value-type="string">
            <text:p>Tom Sawyer (412K)</text:p>
          </table:table-cell>
          <table:table-cell table:style-name="ce1" office:value-type="string" calcext:value-type="string">
            <text:p>Huckleberry Finn (592.4K)</text:p>
          </table:table-cell>
          <table:table-cell table:style-name="ce1" office:value-type="string" calcext:value-type="string">
            <text:p>Pride &amp; Prejudice (687K)</text:p>
          </table:table-cell>
          <table:table-cell table:style-name="ce1" office:value-type="string" calcext:value-type="string">
            <text:p>Moby Dick (1.2M)</text:p>
          </table:table-cell>
          <table:table-cell table:style-name="ce1" office:value-type="string" calcext:value-type="string">
            <text:p>War &amp; Peace (3.2M)</text:p>
          </table:table-cell>
          <table:table-cell table:style-name="ce1" office:value-type="string" calcext:value-type="string">
            <text:p>Les Miserables (3.3M)</text:p>
          </table:table-cell>
          <table:table-cell table:style-name="ce1" office:value-type="string" calcext:value-type="string">
            <text:p>3x War &amp; Peace (9.9M)</text:p>
          </table:table-cell>
          <table:table-cell table:style-name="ce4" office:value-type="string" calcext:value-type="string">
            <text:p>9x Dictionary (250M)</text:p>
          </table:table-cell>
        </table:table-row>
        <table:table-row table:style-name="ro1">
          <table:table-cell office:value-type="string" calcext:value-type="string">
            <text:p>Try/Except</text:p>
          </table:table-cell>
          <table:table-cell table:number-columns-repeated="9" office:value-type="string" calcext:value-type="string">
            <text:p>try</text:p>
          </table:table-cell>
        </table:table-row>
        <table:table-row table:style-name="ro1">
          <table:table-cell office:value-type="string" calcext:value-type="string">
            <text:p>Decoding Time</text:p>
          </table:table-cell>
          <table:table-cell office:value-type="float" office:value="0.0637130737305" calcext:value-type="float">
            <text:p>0.0637130737</text:p>
          </table:table-cell>
          <table:table-cell office:value-type="float" office:value="0.172112941742" calcext:value-type="float">
            <text:p>0.1721129417</text:p>
          </table:table-cell>
          <table:table-cell office:value-type="float" office:value="0.208330869675" calcext:value-type="float">
            <text:p>0.2083308697</text:p>
          </table:table-cell>
          <table:table-cell office:value-type="float" office:value="0.00502800941467" calcext:value-type="float">
            <text:p>0.0050280094</text:p>
          </table:table-cell>
          <table:table-cell office:value-type="float" office:value="0.0081479549408" calcext:value-type="float">
            <text:p>0.0081479549</text:p>
          </table:table-cell>
          <table:table-cell office:value-type="float" office:value="0.0150499343872" calcext:value-type="float">
            <text:p>0.0150499344</text:p>
          </table:table-cell>
          <table:table-cell office:value-type="float" office:value="0.0157701969147" calcext:value-type="float">
            <text:p>0.0157701969</text:p>
          </table:table-cell>
          <table:table-cell office:value-type="float" office:value="0.0446400642395" calcext:value-type="float">
            <text:p>0.0446400642</text:p>
          </table:table-cell>
          <table:table-cell office:value-type="float" office:value="0.63613986969" calcext:value-type="float">
            <text:p>0.6361398697</text:p>
          </table:table-cell>
        </table:table-row>
        <table:table-row table:style-name="ro1">
          <table:table-cell office:value-type="string" calcext:value-type="string">
            <text:p>Total Time</text:p>
          </table:table-cell>
          <table:table-cell office:value-type="float" office:value="0.0660300254822" calcext:value-type="float">
            <text:p>0.0660300255</text:p>
          </table:table-cell>
          <table:table-cell office:value-type="float" office:value="0.177533149719" calcext:value-type="float">
            <text:p>0.1775331497</text:p>
          </table:table-cell>
          <table:table-cell office:value-type="float" office:value="0.214297056198" calcext:value-type="float">
            <text:p>0.2142970562</text:p>
          </table:table-cell>
          <table:table-cell office:value-type="float" office:value="0.0110709667206" calcext:value-type="float">
            <text:p>0.0110709667</text:p>
          </table:table-cell>
          <table:table-cell office:value-type="float" office:value="0.0176548957825" calcext:value-type="float">
            <text:p>0.0176548958</text:p>
          </table:table-cell>
          <table:table-cell office:value-type="float" office:value="0.0350229740143" calcext:value-type="float">
            <text:p>0.035022974</text:p>
          </table:table-cell>
          <table:table-cell office:value-type="float" office:value="0.0372581481934" calcext:value-type="float">
            <text:p>0.0372581482</text:p>
          </table:table-cell>
          <table:table-cell office:value-type="float" office:value="0.132014989853" calcext:value-type="float">
            <text:p>0.1320149899</text:p>
          </table:table-cell>
          <table:table-cell office:value-type="float" office:value="2.32276797295" calcext:value-type="float">
            <text:p>2.322767973</text:p>
          </table:table-cell>
        </table:table-row>
        <table:table-row table:style-name="ro1">
          <table:table-cell table:style-name="ce6" office:value-type="string" calcext:value-type="string">
            <text:p>Try/Except</text:p>
          </table:table-cell>
          <table:table-cell table:number-columns-repeated="9" table:style-name="ce10" office:value-type="string" calcext:value-type="string">
            <text:p>try</text:p>
          </table:table-cell>
        </table:table-row>
        <table:table-row table:style-name="ro1">
          <table:table-cell table:style-name="ce6" office:value-type="string" calcext:value-type="string">
            <text:p>Decoding Time</text:p>
          </table:table-cell>
          <table:table-cell table:style-name="ce10" office:value-type="float" office:value="0.0846970081329" calcext:value-type="float">
            <text:p>0.0846970081</text:p>
          </table:table-cell>
          <table:table-cell table:style-name="ce10" office:value-type="float" office:value="0.194160938263" calcext:value-type="float">
            <text:p>0.1941609383</text:p>
          </table:table-cell>
          <table:table-cell table:style-name="ce10" office:value-type="float" office:value="0.193315982819" calcext:value-type="float">
            <text:p>0.1933159828</text:p>
          </table:table-cell>
          <table:table-cell table:style-name="ce10" office:value-type="float" office:value="0.00462484359741" calcext:value-type="float">
            <text:p>0.0046248436</text:p>
          </table:table-cell>
          <table:table-cell table:style-name="ce10" office:value-type="float" office:value="0.00901699066162" calcext:value-type="float">
            <text:p>0.0090169907</text:p>
          </table:table-cell>
          <table:table-cell table:style-name="ce10" office:value-type="float" office:value="0.0184099674225" calcext:value-type="float">
            <text:p>0.0184099674</text:p>
          </table:table-cell>
          <table:table-cell table:style-name="ce10" office:value-type="float" office:value="0.0198569297791" calcext:value-type="float">
            <text:p>0.0198569298</text:p>
          </table:table-cell>
          <table:table-cell table:style-name="ce10" office:value-type="float" office:value="0.0442650318146" calcext:value-type="float">
            <text:p>0.0442650318</text:p>
          </table:table-cell>
          <table:table-cell table:style-name="ce10" office:value-type="float" office:value="0.643028974533" calcext:value-type="float">
            <text:p>0.6430289745</text:p>
          </table:table-cell>
        </table:table-row>
        <table:table-row table:style-name="ro1">
          <table:table-cell table:style-name="ce6" office:value-type="string" calcext:value-type="string">
            <text:p>Total Time</text:p>
          </table:table-cell>
          <table:table-cell table:style-name="ce10" office:value-type="float" office:value="0.087513923645" calcext:value-type="float">
            <text:p>0.0875139236</text:p>
          </table:table-cell>
          <table:table-cell table:style-name="ce10" office:value-type="float" office:value="0.197998046875" calcext:value-type="float">
            <text:p>0.1979980469</text:p>
          </table:table-cell>
          <table:table-cell table:style-name="ce10" office:value-type="float" office:value="0.198090791702" calcext:value-type="float">
            <text:p>0.1980907917</text:p>
          </table:table-cell>
          <table:table-cell table:style-name="ce10" office:value-type="float" office:value="0.0107421875" calcext:value-type="float">
            <text:p>0.0107421875</text:p>
          </table:table-cell>
          <table:table-cell table:style-name="ce10" office:value-type="float" office:value="0.0193228721619" calcext:value-type="float">
            <text:p>0.0193228722</text:p>
          </table:table-cell>
          <table:table-cell table:style-name="ce10" office:value-type="float" office:value="0.0463321208954" calcext:value-type="float">
            <text:p>0.0463321209</text:p>
          </table:table-cell>
          <table:table-cell table:style-name="ce10" office:value-type="float" office:value="0.0406761169434" calcext:value-type="float">
            <text:p>0.0406761169</text:p>
          </table:table-cell>
          <table:table-cell table:style-name="ce10" office:value-type="float" office:value="0.121205806732" calcext:value-type="float">
            <text:p>0.1212058067</text:p>
          </table:table-cell>
          <table:table-cell table:style-name="ce10" office:value-type="float" office:value="2.30858492851" calcext:value-type="float">
            <text:p>2.3085849285</text:p>
          </table:table-cell>
        </table:table-row>
        <table:table-row table:style-name="ro1">
          <table:table-cell table:style-name="ce7" office:value-type="string" calcext:value-type="string">
            <text:p>Try/Except</text:p>
          </table:table-cell>
          <table:table-cell table:style-name="ce11" office:value-type="string" calcext:value-type="string">
            <text:p>try</text:p>
          </table:table-cell>
          <table:table-cell table:number-columns-repeated="8" table:style-name="ce13" office:value-type="string" calcext:value-type="string">
            <text:p>try</text:p>
          </table:table-cell>
        </table:table-row>
        <table:table-row table:style-name="ro1">
          <table:table-cell table:style-name="ce7" office:value-type="string" calcext:value-type="string">
            <text:p>Decoding Time</text:p>
          </table:table-cell>
          <table:table-cell table:style-name="ce11" office:value-type="float" office:value="0.0864148139954" calcext:value-type="float">
            <text:p>0.086414814</text:p>
          </table:table-cell>
          <table:table-cell table:style-name="ce13" office:value-type="float" office:value="0.15413403511" calcext:value-type="float">
            <text:p>0.1541340351</text:p>
          </table:table-cell>
          <table:table-cell table:style-name="ce13" office:value-type="float" office:value="0.170842170715" calcext:value-type="float">
            <text:p>0.1708421707</text:p>
          </table:table-cell>
          <table:table-cell table:style-name="ce13" office:value-type="float" office:value="0.00619006156921" calcext:value-type="float">
            <text:p>0.0061900616</text:p>
          </table:table-cell>
          <table:table-cell table:style-name="ce13" office:value-type="float" office:value="0.00943088531494" calcext:value-type="float">
            <text:p>0.0094308853</text:p>
          </table:table-cell>
          <table:table-cell table:style-name="ce13" office:value-type="float" office:value="0.0187981128693" calcext:value-type="float">
            <text:p>0.0187981129</text:p>
          </table:table-cell>
          <table:table-cell table:style-name="ce13" office:value-type="float" office:value="0.021301984787" calcext:value-type="float">
            <text:p>0.0213019848</text:p>
          </table:table-cell>
          <table:table-cell table:style-name="ce13" office:value-type="float" office:value="0.0529639720917" calcext:value-type="float">
            <text:p>0.0529639721</text:p>
          </table:table-cell>
          <table:table-cell table:style-name="ce13" office:value-type="float" office:value="0.642971038818" calcext:value-type="float">
            <text:p>0.6429710388</text:p>
          </table:table-cell>
        </table:table-row>
        <table:table-row table:style-name="ro1">
          <table:table-cell table:style-name="ce7" office:value-type="string" calcext:value-type="string">
            <text:p>Total Time</text:p>
          </table:table-cell>
          <table:table-cell table:style-name="ce11" office:value-type="float" office:value="0.0887758731842" calcext:value-type="float">
            <text:p>0.0887758732</text:p>
          </table:table-cell>
          <table:table-cell table:style-name="ce13" office:value-type="float" office:value="0.15727686882" calcext:value-type="float">
            <text:p>0.1572768688</text:p>
          </table:table-cell>
          <table:table-cell table:style-name="ce13" office:value-type="float" office:value="0.175444841385" calcext:value-type="float">
            <text:p>0.1754448414</text:p>
          </table:table-cell>
          <table:table-cell table:style-name="ce13" office:value-type="float" office:value="0.0133299827576" calcext:value-type="float">
            <text:p>0.0133299828</text:p>
          </table:table-cell>
          <table:table-cell table:style-name="ce13" office:value-type="float" office:value="0.0199360847473" calcext:value-type="float">
            <text:p>0.0199360847</text:p>
          </table:table-cell>
          <table:table-cell table:style-name="ce13" office:value-type="float" office:value="0.0466530323029" calcext:value-type="float">
            <text:p>0.0466530323</text:p>
          </table:table-cell>
          <table:table-cell table:style-name="ce13" office:value-type="float" office:value="0.05286693573" calcext:value-type="float">
            <text:p>0.0528669357</text:p>
          </table:table-cell>
          <table:table-cell table:style-name="ce13" office:value-type="float" office:value="0.138911962509" calcext:value-type="float">
            <text:p>0.1389119625</text:p>
          </table:table-cell>
          <table:table-cell table:style-name="ce13" office:value-type="float" office:value="2.37482714653" calcext:value-type="float">
            <text:p>2.3748271465</text:p>
          </table:table-cell>
        </table:table-row>
        <table:table-row table:style-name="ro1">
          <table:table-cell table:style-name="ce8" office:value-type="string" calcext:value-type="string">
            <text:p>Average Decode</text:p>
          </table:table-cell>
          <table:table-cell table:style-name="ce12" table:formula="of:=AVERAGE([.B3];[.B6];[.B9])" office:value-type="float" office:value="0.0782749652862667" calcext:value-type="float">
            <text:p>0.0782749653</text:p>
          </table:table-cell>
          <table:table-cell table:style-name="ce12" table:formula="of:=AVERAGE([.C3];[.C6];[.C9])" office:value-type="float" office:value="0.173469305038333" calcext:value-type="float">
            <text:p>0.173469305</text:p>
          </table:table-cell>
          <table:table-cell table:style-name="ce12" table:formula="of:=AVERAGE([.D3];[.D6];[.D9])" office:value-type="float" office:value="0.190829674403" calcext:value-type="float">
            <text:p>0.1908296744</text:p>
          </table:table-cell>
          <table:table-cell table:style-name="ce12" table:formula="of:=AVERAGE([.E3];[.E6];[.E9])" office:value-type="float" office:value="0.00528097152709667" calcext:value-type="float">
            <text:p>0.0052809715</text:p>
          </table:table-cell>
          <table:table-cell table:style-name="ce12" table:formula="of:=AVERAGE([.F3];[.F6];[.F9])" office:value-type="float" office:value="0.00886527697245333" calcext:value-type="float">
            <text:p>0.008865277</text:p>
          </table:table-cell>
          <table:table-cell table:style-name="ce12" table:formula="of:=AVERAGE([.G3];[.G6];[.G9])" office:value-type="float" office:value="0.0174193382263333" calcext:value-type="float">
            <text:p>0.0174193382</text:p>
          </table:table-cell>
          <table:table-cell table:style-name="ce12" table:formula="of:=AVERAGE([.H3];[.H6];[.H9])" office:value-type="float" office:value="0.0189763704936" calcext:value-type="float">
            <text:p>0.0189763705</text:p>
          </table:table-cell>
          <table:table-cell table:style-name="ce12" table:formula="of:=AVERAGE([.I3];[.I6];[.I9])" office:value-type="float" office:value="0.0472896893819333" calcext:value-type="float">
            <text:p>0.0472896894</text:p>
          </table:table-cell>
          <table:table-cell table:style-name="ce12" table:formula="of:=AVERAGE([.J3];[.J6];[.J9])" office:value-type="float" office:value="0.640713294347" calcext:value-type="float">
            <text:p>0.6407132943</text:p>
          </table:table-cell>
        </table:table-row>
        <table:table-row table:style-name="ro1">
          <table:table-cell table:style-name="ce8" office:value-type="string" calcext:value-type="string">
            <text:p>Average Total</text:p>
          </table:table-cell>
          <table:table-cell table:style-name="ce12" table:formula="of:=AVERAGE([.B4];[.B7];[.B10])" office:value-type="float" office:value="0.0807732741038" calcext:value-type="float">
            <text:p>0.0807732741</text:p>
          </table:table-cell>
          <table:table-cell table:style-name="ce12" table:formula="of:=AVERAGE([.C4];[.C7];[.C10])" office:value-type="float" office:value="0.177602688471333" calcext:value-type="float">
            <text:p>0.1776026885</text:p>
          </table:table-cell>
          <table:table-cell table:style-name="ce12" table:formula="of:=AVERAGE([.D4];[.D7];[.D10])" office:value-type="float" office:value="0.195944229761667" calcext:value-type="float">
            <text:p>0.1959442298</text:p>
          </table:table-cell>
          <table:table-cell table:style-name="ce12" table:formula="of:=AVERAGE([.E4];[.E7];[.E10])" office:value-type="float" office:value="0.0117143789927333" calcext:value-type="float">
            <text:p>0.011714379</text:p>
          </table:table-cell>
          <table:table-cell table:style-name="ce12" table:formula="of:=AVERAGE([.F4];[.F7];[.F10])" office:value-type="float" office:value="0.0189712842305667" calcext:value-type="float">
            <text:p>0.0189712842</text:p>
          </table:table-cell>
          <table:table-cell table:style-name="ce12" table:formula="of:=AVERAGE([.G4];[.G7];[.G10])" office:value-type="float" office:value="0.0426693757375333" calcext:value-type="float">
            <text:p>0.0426693757</text:p>
          </table:table-cell>
          <table:table-cell table:style-name="ce12" table:formula="of:=AVERAGE([.H4];[.H7];[.H10])" office:value-type="float" office:value="0.0436004002889333" calcext:value-type="float">
            <text:p>0.0436004003</text:p>
          </table:table-cell>
          <table:table-cell table:style-name="ce12" table:formula="of:=AVERAGE([.I4];[.I7];[.I10])" office:value-type="float" office:value="0.130710919698" calcext:value-type="float">
            <text:p>0.1307109197</text:p>
          </table:table-cell>
          <table:table-cell table:style-name="ce12" table:formula="of:=AVERAGE([.J4];[.J7];[.J10])" office:value-type="float" office:value="2.33539334933" calcext:value-type="float">
            <text:p>2.33539334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08:53:29.1922779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0:43:38.995524494</meta:creation-date>
    <dc:date>2016-06-01T08:56:27.837109099</dc:date>
    <meta:editing-duration>P2DT9H12M2S</meta:editing-duration>
    <meta:editing-cycles>70</meta:editing-cycles>
    <meta:generator>LibreOffice/4.2.8.2$Linux_X86_64 LibreOffice_project/420m0$Build-2</meta:generator>
    <meta:document-statistic meta:table-count="2" meta:cell-count="25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pie-offset="50"/>
      <style:graphic-properties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fill-color="#314004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546cm" svg:height="8.421cm" xlink:href=".." xlink:type="simple" chart:class="chart:bar" chart:style-name="ch1">
        <chart:title svg:x="1.593cm" svg:y="0.582cm" chart:style-name="ch2">
          <text:p>Upload Times
(fig. 2)</text:p>
        </chart:title>
        <chart:legend svg:x="16.816cm" svg:y="0.39cm" style:legend-expansion="custom" chartooo:width="4.937cm" chartooo:height="7.033cm" style:legend-expansion-aspect-ratio="0.701976396985639" chart:style-name="ch3"/>
        <chart:plot-area chart:style-name="ch4" table:cell-range-address="Sheet1.A15:Sheet1.I16 Sheet1.B1:Sheet1.I1 Sheet1.B14:Sheet1.I14" chart:data-source-has-labels="both" svg:x="1.298cm" svg:y="0.325cm" svg:width="15.33cm" svg:height="7.656cm" dr3d:transform="matrix (0.992228486101214 -0.0237629529967499 -0.122139074149787 0.0236859287634168 0.999717279562705 -0.00208271994225981 0.122154034513426 -0.000826443354260278 0.992510810441617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326cm" svg:y="0.325cm" svg:width="10.982cm" svg:height="7.00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2.089cm" svg:y="7.859cm" chart:style-name="ch6">
              <text:p>Min Char Num for Decoding</text:p>
            </chart:title>
            <chart:categories table:cell-range-address="Sheet1.A15:Sheet1.A16"/>
            <chart:grid chart:style-name="ch7" chart:class="major"/>
          </chart:axis>
          <chart:axis chart:dimension="y" chart:name="primary-y" chart:style-name="ch8">
            <chart:title svg:x="0.502cm" svg:y="6.003cm" chart:style-name="ch9">
              <text:p>Time (s)</text:p>
            </chart:title>
            <chart:grid chart:style-name="ch7" chart:class="major"/>
          </chart:axis>
          <chart:axis chart:dimension="y" chart:name="secondary-y" chart:style-name="ch10"/>
          <chart:axis chart:dimension="z" chart:name="primary-z" chart:style-name="ch5">
            <chart:title svg:x="12.987cm" svg:y="1.942cm" chart:style-name="ch6">
              <text:p>File Size (B)  
and
 Encoding Type</text:p>
            </chart:title>
            <chart:grid chart:style-name="ch7" chart:class="major"/>
          </chart:axis>
          <chart:series chart:attached-axis="primary-y" chart:style-name="ch11" chart:values-cell-range-address="Sheet1.B15:Sheet1.B16" chart:label-cell-address="Sheet1.B1:Sheet1.B1 Sheet1.B14:Sheet1.B14" chart:class="chart:bar">
            <chart:data-point chart:repeated="2"/>
          </chart:series>
          <chart:series chart:attached-axis="primary-y" chart:style-name="ch12" chart:values-cell-range-address="Sheet1.C15:Sheet1.C16" chart:label-cell-address="Sheet1.C1:Sheet1.C1 Sheet1.C14:Sheet1.C14" chart:class="chart:bar">
            <chart:data-point chart:repeated="2"/>
          </chart:series>
          <chart:series chart:attached-axis="primary-y" chart:style-name="ch13" chart:values-cell-range-address="Sheet1.D15:Sheet1.D16" chart:label-cell-address="Sheet1.D1:Sheet1.D1 Sheet1.D14:Sheet1.D14" chart:class="chart:bar">
            <chart:data-point chart:repeated="2"/>
          </chart:series>
          <chart:series chart:attached-axis="primary-y" chart:style-name="ch14" chart:values-cell-range-address="Sheet1.E15:Sheet1.E16" chart:label-cell-address="Sheet1.E1:Sheet1.E1 Sheet1.E14:Sheet1.E14" chart:class="chart:bar">
            <chart:data-point chart:repeated="2"/>
          </chart:series>
          <chart:series chart:attached-axis="primary-y" chart:style-name="ch15" chart:values-cell-range-address="Sheet1.F15:Sheet1.F16" chart:label-cell-address="Sheet1.F1:Sheet1.F1 Sheet1.F14:Sheet1.F14" chart:class="chart:bar">
            <chart:data-point chart:repeated="2"/>
          </chart:series>
          <chart:series chart:attached-axis="primary-y" chart:style-name="ch16" chart:values-cell-range-address="Sheet1.G15:Sheet1.G16" chart:label-cell-address="Sheet1.G1:Sheet1.G1 Sheet1.G14:Sheet1.G14" chart:class="chart:bar">
            <chart:data-point chart:repeated="2"/>
          </chart:series>
          <chart:series chart:attached-axis="primary-y" chart:style-name="ch17" chart:values-cell-range-address="Sheet1.H15:Sheet1.H16" chart:label-cell-address="Sheet1.H1:Sheet1.H1 Sheet1.H14:Sheet1.H14" chart:class="chart:bar">
            <chart:data-point chart:repeated="2"/>
          </chart:series>
          <chart:series chart:attached-axis="primary-y" chart:style-name="ch18" chart:values-cell-range-address="Sheet1.I15:Sheet1.I16" chart:label-cell-address="Sheet1.I1:Sheet1.I1 Sheet1.I14:Sheet1.I14" chart:class="chart:bar">
            <chart:data-point chart:repeated="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m Sawyer (412K) Windows-1252</text:p>
                <text:list>
                  <text:list-item>
                    <text:p>Tom Sawyer (412K)</text:p>
                  </text:list-item>
                  <text:list-item>
                    <text:p>Windows-1252</text:p>
                  </text:list-item>
                </text:list>
                <draw:g>
                  <svg:desc>Sheet1.B1:Sheet1.B1 Sheet1.B14:Sheet1.B14</svg:desc>
                </draw:g>
              </table:table-cell>
              <table:table-cell office:value-type="string">
                <text:p>Huckleberry Finn (592.4K) Windows-1252</text:p>
                <text:list>
                  <text:list-item>
                    <text:p>Huckleberry Finn (592.4K)</text:p>
                  </text:list-item>
                  <text:list-item>
                    <text:p>Windows-1252</text:p>
                  </text:list-item>
                </text:list>
                <draw:g>
                  <svg:desc>Sheet1.C1:Sheet1.C1 Sheet1.C14:Sheet1.C14</svg:desc>
                </draw:g>
              </table:table-cell>
              <table:table-cell office:value-type="string">
                <text:p>Pride &amp; Prejudice (687K) UTF-8-SIG</text:p>
                <text:list>
                  <text:list-item>
                    <text:p>Pride &amp; Prejudice (687K)</text:p>
                  </text:list-item>
                  <text:list-item>
                    <text:p>UTF-8-SIG</text:p>
                  </text:list-item>
                </text:list>
                <draw:g>
                  <svg:desc>Sheet1.D1:Sheet1.D1 Sheet1.D14:Sheet1.D14</svg:desc>
                </draw:g>
              </table:table-cell>
              <table:table-cell office:value-type="string">
                <text:p>Moby Dick (1.2M) UTF-8-SIG</text:p>
                <text:list>
                  <text:list-item>
                    <text:p>Moby Dick (1.2M)</text:p>
                  </text:list-item>
                  <text:list-item>
                    <text:p>UTF-8-SIG</text:p>
                  </text:list-item>
                </text:list>
                <draw:g>
                  <svg:desc>Sheet1.E1:Sheet1.E1 Sheet1.E14:Sheet1.E14</svg:desc>
                </draw:g>
              </table:table-cell>
              <table:table-cell office:value-type="string">
                <text:p>War &amp; Peace (3.2M) ascii</text:p>
                <text:list>
                  <text:list-item>
                    <text:p>War &amp; Peace (3.2M)</text:p>
                  </text:list-item>
                  <text:list-item>
                    <text:p>ascii</text:p>
                  </text:list-item>
                </text:list>
                <draw:g>
                  <svg:desc>Sheet1.F1:Sheet1.F1 Sheet1.F14:Sheet1.F14</svg:desc>
                </draw:g>
              </table:table-cell>
              <table:table-cell office:value-type="string">
                <text:p>Les Miserables (3.3M) UTF-8-SIG</text:p>
                <text:list>
                  <text:list-item>
                    <text:p>Les Miserables (3.3M)</text:p>
                  </text:list-item>
                  <text:list-item>
                    <text:p>UTF-8-SIG</text:p>
                  </text:list-item>
                </text:list>
                <draw:g>
                  <svg:desc>Sheet1.G1:Sheet1.G1 Sheet1.G14:Sheet1.G14</svg:desc>
                </draw:g>
              </table:table-cell>
              <table:table-cell office:value-type="string">
                <text:p>3x War &amp; Peace (9.9M) UTF-8-SIG</text:p>
                <text:list>
                  <text:list-item>
                    <text:p>3x War &amp; Peace (9.9M)</text:p>
                  </text:list-item>
                  <text:list-item>
                    <text:p>UTF-8-SIG</text:p>
                  </text:list-item>
                </text:list>
                <draw:g>
                  <svg:desc>Sheet1.H1:Sheet1.H1 Sheet1.H14:Sheet1.H14</svg:desc>
                </draw:g>
              </table:table-cell>
              <table:table-cell office:value-type="string">
                <text:p>9x Dictionary (250M) UTF-8-SIG</text:p>
                <text:list>
                  <text:list-item>
                    <text:p>9x Dictionary (250M)</text:p>
                  </text:list-item>
                  <text:list-item>
                    <text:p>UTF-8-SIG</text:p>
                  </text:list-item>
                </text:list>
                <draw:g>
                  <svg:desc>Sheet1.I1:Sheet1.I1 Sheet1.I14:Sheet1.I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0 Char</text:p>
                <draw:g>
                  <svg:desc>Sheet1.A15:Sheet1.A16</svg:desc>
                </draw:g>
              </table:table-cell>
              <table:table-cell office:value-type="float" office:value="6.990108442306">
                <text:p>6.990108442306</text:p>
                <draw:g>
                  <svg:desc>Sheet1.B15:Sheet1.B16</svg:desc>
                </draw:g>
              </table:table-cell>
              <table:table-cell office:value-type="float" office:value="7.638180589676">
                <text:p>7.638180589676</text:p>
                <draw:g>
                  <svg:desc>Sheet1.C15:Sheet1.C16</svg:desc>
                </draw:g>
              </table:table-cell>
              <table:table-cell office:value-type="float" office:value="0.009467029571526">
                <text:p>0.009467029571526</text:p>
                <draw:g>
                  <svg:desc>Sheet1.D15:Sheet1.D16</svg:desc>
                </draw:g>
              </table:table-cell>
              <table:table-cell office:value-type="float" office:value="0.01514315605166">
                <text:p>0.01514315605166</text:p>
                <draw:g>
                  <svg:desc>Sheet1.E15:Sheet1.E16</svg:desc>
                </draw:g>
              </table:table-cell>
              <table:table-cell office:value-type="float" office:value="0.03516278266906">
                <text:p>0.03516278266906</text:p>
                <draw:g>
                  <svg:desc>Sheet1.F15:Sheet1.F16</svg:desc>
                </draw:g>
              </table:table-cell>
              <table:table-cell office:value-type="float" office:value="0.04214243888854">
                <text:p>0.04214243888854</text:p>
                <draw:g>
                  <svg:desc>Sheet1.G15:Sheet1.G16</svg:desc>
                </draw:g>
              </table:table-cell>
              <table:table-cell office:value-type="float" office:value="0.126618385315">
                <text:p>0.126618385315</text:p>
                <draw:g>
                  <svg:desc>Sheet1.H15:Sheet1.H16</svg:desc>
                </draw:g>
              </table:table-cell>
              <table:table-cell office:value-type="float" office:value="2.304132413866">
                <text:p>2.304132413866</text:p>
                <draw:g>
                  <svg:desc>Sheet1.I15:Sheet1.I16</svg:desc>
                </draw:g>
              </table:table-cell>
            </table:table-row>
            <table:table-row>
              <table:table-cell office:value-type="string">
                <text:p>5000 Char</text:p>
              </table:table-cell>
              <table:table-cell office:value-type="float" office:value="0.1765834331512">
                <text:p>0.1765834331512</text:p>
              </table:table-cell>
              <table:table-cell office:value-type="float" office:value="0.1773199558256">
                <text:p>0.1773199558256</text:p>
              </table:table-cell>
              <table:table-cell office:value-type="float" office:value="0.010749578475944">
                <text:p>0.010749578475944</text:p>
              </table:table-cell>
              <table:table-cell office:value-type="float" office:value="0.013251543045066">
                <text:p>0.013251543045066</text:p>
              </table:table-cell>
              <table:table-cell office:value-type="float" office:value="0.03553938865662">
                <text:p>0.03553938865662</text:p>
              </table:table-cell>
              <table:table-cell office:value-type="float" office:value="0.0364045381546067">
                <text:p>0.0364045381546067</text:p>
              </table:table-cell>
              <table:table-cell office:value-type="float" office:value="0.11273379325868">
                <text:p>0.11273379325868</text:p>
              </table:table-cell>
              <table:table-cell office:value-type="float" office:value="2.324039745332">
                <text:p>2.3240397453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314cm" svg:height="13.282cm" xlink:href=".." xlink:type="simple" chart:class="chart:line" chart:style-name="ch1">
        <chart:title svg:x="13.526cm" svg:y="0.414cm" chart:style-name="ch2">
          <text:p>Upload Times
(fig. 1)</text:p>
        </chart:title>
        <chart:legend svg:x="28.685cm" svg:y="6.039cm" style:legend-expansion="custom" chartooo:width="3.963cm" chartooo:height="1.204cm" style:legend-expansion-aspect-ratio="3.29152823920266" chart:style-name="ch3"/>
        <chart:plot-area chart:style-name="ch4" table:cell-range-address="Sheet1.B1:Sheet1.I1 Sheet1.A15:Sheet1.I16" chart:data-source-has-labels="both" svg:x="2.208cm" svg:y="1.731cm" svg:width="27.159cm" svg:height="10.246cm">
          <chartooo:coordinate-region svg:x="3.703cm" svg:y="1.93cm" svg:width="24.075cm" svg:height="9.002cm"/>
          <chart:axis chart:dimension="x" chart:name="primary-x" chart:style-name="ch5" chartooo:axis-type="auto">
            <chartooo:date-scale/>
            <chart:title svg:x="14.857cm" svg:y="12.242cm" chart:style-name="ch6">
              <text:p>File Size (B)</text:p>
            </chart:title>
            <chart:categories table:cell-range-address="Sheet1.B1:Sheet1.I1"/>
          </chart:axis>
          <chart:axis chart:dimension="y" chart:name="primary-y" chart:style-name="ch5">
            <chart:title svg:x="1.02cm" svg:y="7.757cm" chart:style-name="ch7">
              <text:p>Time (s)</text:p>
            </chart:title>
            <chart:grid chart:style-name="ch8" chart:class="major"/>
          </chart:axis>
          <chart:series chart:style-name="ch9" chart:values-cell-range-address="Sheet1.B15:Sheet1.I15" chart:label-cell-address="Sheet1.A15:Sheet1.A15" chart:class="chart:line">
            <chart:data-point chart:repeated="8"/>
          </chart:series>
          <chart:series chart:style-name="ch10" chart:values-cell-range-address="Sheet1.B16:Sheet1.I16" chart:label-cell-address="Sheet1.A16:Sheet1.A16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m Sawyer (412K)</text:p>
                <draw:g>
                  <svg:desc>Sheet1.B1:Sheet1.I1</svg:desc>
                </draw:g>
              </table:table-cell>
              <table:table-cell office:value-type="string">
                <text:p>Huckleberry Finn (592.4K)</text:p>
              </table:table-cell>
              <table:table-cell office:value-type="string">
                <text:p>Pride &amp; Prejudice (687K)</text:p>
              </table:table-cell>
              <table:table-cell office:value-type="string">
                <text:p>Moby Dick (1.2M)</text:p>
              </table:table-cell>
              <table:table-cell office:value-type="string">
                <text:p>War &amp; Peace (3.2M)</text:p>
              </table:table-cell>
              <table:table-cell office:value-type="string">
                <text:p>Les Miserables (3.3M)</text:p>
              </table:table-cell>
              <table:table-cell office:value-type="string">
                <text:p>3x War &amp; Peace (9.9M)</text:p>
              </table:table-cell>
              <table:table-cell office:value-type="string">
                <text:p>9x Dictionary (250M)</text:p>
              </table:table-cell>
            </table:table-row>
          </table:table-header-rows>
          <table:table-rows>
            <table:table-row>
              <table:table-cell office:value-type="string">
                <text:p>500 Char</text:p>
                <draw:g>
                  <svg:desc>Sheet1.A15:Sheet1.A15</svg:desc>
                </draw:g>
              </table:table-cell>
              <table:table-cell office:value-type="float" office:value="6.990108442306">
                <text:p>6.990108442306</text:p>
                <draw:g>
                  <svg:desc>Sheet1.B15:Sheet1.I15</svg:desc>
                </draw:g>
              </table:table-cell>
              <table:table-cell office:value-type="float" office:value="7.638180589676">
                <text:p>7.638180589676</text:p>
              </table:table-cell>
              <table:table-cell office:value-type="float" office:value="0.009467029571526">
                <text:p>0.009467029571526</text:p>
              </table:table-cell>
              <table:table-cell office:value-type="float" office:value="0.01514315605166">
                <text:p>0.01514315605166</text:p>
              </table:table-cell>
              <table:table-cell office:value-type="float" office:value="0.03516278266906">
                <text:p>0.03516278266906</text:p>
              </table:table-cell>
              <table:table-cell office:value-type="float" office:value="0.04214243888854">
                <text:p>0.04214243888854</text:p>
              </table:table-cell>
              <table:table-cell office:value-type="float" office:value="0.126618385315">
                <text:p>0.126618385315</text:p>
              </table:table-cell>
              <table:table-cell office:value-type="float" office:value="2.304132413866">
                <text:p>2.304132413866</text:p>
              </table:table-cell>
            </table:table-row>
            <table:table-row>
              <table:table-cell office:value-type="string">
                <text:p>5000 Char</text:p>
                <draw:g>
                  <svg:desc>Sheet1.A16:Sheet1.A16</svg:desc>
                </draw:g>
              </table:table-cell>
              <table:table-cell office:value-type="float" office:value="0.1765834331512">
                <text:p>0.1765834331512</text:p>
                <draw:g>
                  <svg:desc>Sheet1.B16:Sheet1.I16</svg:desc>
                </draw:g>
              </table:table-cell>
              <table:table-cell office:value-type="float" office:value="0.1773199558256">
                <text:p>0.1773199558256</text:p>
              </table:table-cell>
              <table:table-cell office:value-type="float" office:value="0.010749578475944">
                <text:p>0.010749578475944</text:p>
              </table:table-cell>
              <table:table-cell office:value-type="float" office:value="0.013251543045066">
                <text:p>0.013251543045066</text:p>
              </table:table-cell>
              <table:table-cell office:value-type="float" office:value="0.03553938865662">
                <text:p>0.03553938865662</text:p>
              </table:table-cell>
              <table:table-cell office:value-type="float" office:value="0.0364045381546067">
                <text:p>0.0364045381546067</text:p>
              </table:table-cell>
              <table:table-cell office:value-type="float" office:value="0.11273379325868">
                <text:p>0.11273379325868</text:p>
              </table:table-cell>
              <table:table-cell office:value-type="float" office:value="2.324039745332">
                <text:p>2.3240397453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423cm" svg:height="8.422cm" xlink:href=".." xlink:type="simple" chart:class="chart:line" chart:style-name="ch1">
        <chart:plot-area chart:style-name="ch2" table:cell-range-address="Sheet1.D1:Sheet1.H1 Sheet1.A15:Sheet1.A16 Sheet1.D15:Sheet1.H16" chart:data-source-has-labels="both" svg:x="0.241cm" svg:y="0.231cm" svg:width="16.907cm" svg:height="8.531cm">
          <chartooo:coordinate-region svg:x="2.133cm" svg:y="0.431cm" svg:width="13.227cm" svg:height="7.286cm"/>
          <chart:axis chart:dimension="x" chart:name="primary-x" chart:style-name="ch3" chartooo:axis-type="auto">
            <chartooo:date-scale/>
            <chart:categories table:cell-range-address="Sheet1.D1:Sheet1.H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D15:Sheet1.H15" chart:label-cell-address="Sheet1.A15:Sheet1.A15" chart:class="chart:line">
            <chart:data-point chart:repeated="5"/>
          </chart:series>
          <chart:series chart:style-name="ch6" chart:values-cell-range-address="Sheet1.D16:Sheet1.H16" chart:label-cell-address="Sheet1.A16:Sheet1.A16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de &amp; Prejudice (687K)</text:p>
                <draw:g>
                  <svg:desc>Sheet1.D1:Sheet1.H1</svg:desc>
                </draw:g>
              </table:table-cell>
              <table:table-cell office:value-type="string">
                <text:p>Moby Dick (1.2M)</text:p>
              </table:table-cell>
              <table:table-cell office:value-type="string">
                <text:p>War &amp; Peace (3.2M)</text:p>
              </table:table-cell>
              <table:table-cell office:value-type="string">
                <text:p>Les Miserables (3.3M)</text:p>
              </table:table-cell>
              <table:table-cell office:value-type="string">
                <text:p>3x War &amp; Peace (9.9M)</text:p>
              </table:table-cell>
            </table:table-row>
          </table:table-header-rows>
          <table:table-rows>
            <table:table-row>
              <table:table-cell office:value-type="string">
                <text:p>500 Char</text:p>
                <draw:g>
                  <svg:desc>Sheet1.A15:Sheet1.A15</svg:desc>
                </draw:g>
              </table:table-cell>
              <table:table-cell office:value-type="float" office:value="0.009467029571526">
                <text:p>0.009467029571526</text:p>
                <draw:g>
                  <svg:desc>Sheet1.D15:Sheet1.H15</svg:desc>
                </draw:g>
              </table:table-cell>
              <table:table-cell office:value-type="float" office:value="0.01514315605166">
                <text:p>0.01514315605166</text:p>
              </table:table-cell>
              <table:table-cell office:value-type="float" office:value="0.03516278266906">
                <text:p>0.03516278266906</text:p>
              </table:table-cell>
              <table:table-cell office:value-type="float" office:value="0.04214243888854">
                <text:p>0.04214243888854</text:p>
              </table:table-cell>
              <table:table-cell office:value-type="float" office:value="0.126618385315">
                <text:p>0.126618385315</text:p>
              </table:table-cell>
            </table:table-row>
            <table:table-row>
              <table:table-cell office:value-type="string">
                <text:p>5000 Char</text:p>
                <draw:g>
                  <svg:desc>Sheet1.A16:Sheet1.A16</svg:desc>
                </draw:g>
              </table:table-cell>
              <table:table-cell office:value-type="float" office:value="0.010749578475944">
                <text:p>0.010749578475944</text:p>
                <draw:g>
                  <svg:desc>Sheet1.D16:Sheet1.H16</svg:desc>
                </draw:g>
              </table:table-cell>
              <table:table-cell office:value-type="float" office:value="0.013251543045066">
                <text:p>0.013251543045066</text:p>
              </table:table-cell>
              <table:table-cell office:value-type="float" office:value="0.03553938865662">
                <text:p>0.03553938865662</text:p>
              </table:table-cell>
              <table:table-cell office:value-type="float" office:value="0.0364045381546067">
                <text:p>0.0364045381546067</text:p>
              </table:table-cell>
              <table:table-cell office:value-type="float" office:value="0.11273379325868">
                <text:p>0.112733793258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